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9"/>
          <table:covered-table-cell table:style-name="ce12"/>
          <table:covered-table-cell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9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43246" calcext:value-type="float" table:number-columns-spanned="1" table:number-rows-spanned="2">
            <text:p>14324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135055" calcext:value-type="float" table:number-columns-spanned="1" table:number-rows-spanned="2">
            <text:p>135055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9"/>
          <table:covered-table-cell table:number-columns-repeated="2"/>
          <table:covered-table-cell table:style-name="ce9"/>
          <table:covered-table-cell table:style-name="ce25"/>
          <table:table-cell table:style-name="ce27"/>
          <table:covered-table-cell table:style-name="ce9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 table:style-name="ce9"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9"/>
          <table:table-cell table:number-columns-repeated="2"/>
          <table:table-cell table:style-name="ce18" table:formula="of:=SUM([.C$1:.C$1048576])" office:value-type="float" office:value="11" calcext:value-type="float">
            <text:p>11</text:p>
          </table:table-cell>
          <table:table-cell/>
          <table:table-cell table:style-name="ce44" table:formula="of:=SUM([.K$1:.K$1048576])" office:value-type="float" office:value="46539" calcext:value-type="float">
            <text:p>46539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12"/>
          <table:table-cell table:style-name="ce47" table:formula="of:=SUM([.U$1:.U$1048576])" office:value-type="float" office:value="181594" calcext:value-type="float" table:number-columns-spanned="2" table:number-rows-spanned="2">
            <text:p>18159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2" table:style-name="ce72"/>
          <table:covered-table-cell table:number-columns-repeated="3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20]*[.C20])" office:value-type="float" office:value="21490" calcext:value-type="float">
            <text:p>21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1"/>
          <table:table-cell table:style-name="ce54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51A 8/128 SAPPHIR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65"/>
        <table:table-column table:style-name="co1" table:default-cell-style-name="Default"/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67"/>
          <table:covered-table-cell table:style-name="ce77"/>
          <table:table-cell table:style-name="ce109"/>
          <table:table-cell table:style-name="ce116"/>
          <table:table-cell table:style-name="ce77" table:number-columns-repeated="3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6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46539" calcext:value-type="float" table:number-columns-spanned="2" table:number-rows-spanned="2">
            <text:p>46539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0"/>
          <table:covered-table-cell table:style-name="ce72"/>
          <table:table-cell table:style-name="ce117"/>
          <table:table-cell table:number-columns-repeated="1014"/>
        </table:table-row>
        <table:table-row table:style-name="ro1">
          <table:covered-table-cell table:number-columns-repeated="4" table:style-name="ce80"/>
          <table:covered-table-cell table:style-name="ce113"/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1" calcext:value-type="date">
            <text:p>01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string" calcext:value-type="string">
            <text:p>17999 PENDING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string" calcext:value-type="string">
            <text:p>1550 PENDING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string" calcext:value-type="string">
            <text:p>14999 PENDING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7:04:26.309345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1T18:30:37.034027542</dc:date>
    <meta:editing-duration>PT6H41M27S</meta:editing-duration>
    <meta:editing-cycles>29</meta:editing-cycles>
    <meta:generator>LibreOffice/7.0.5.2$Linux_X86_64 LibreOffice_project/00$Build-2</meta:generator>
    <meta:document-statistic meta:table-count="2" meta:cell-count="208" meta:object-count="0"/>
  </office:meta>
</office:document-meta>
</file>